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1fa0df" officeooo:paragraph-rsid="001fa0df"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officeooo:rsid="001fa0df" officeooo:paragraph-rsid="001fa0df" style:font-size-asian="10.5pt" style:font-size-complex="12pt"/>
    </style:style>
    <style:style style:name="P3" style:family="paragraph" style:parent-style-name="Standard">
      <style:paragraph-properties fo:text-align="center" style:justify-single-word="false"/>
      <style:text-properties style:font-name="Arial" fo:font-size="12pt" officeooo:rsid="001fa0df" officeooo:paragraph-rsid="001fa0df" style:font-size-asian="10.5pt" style:font-size-complex="12pt"/>
    </style:style>
    <style:style style:name="P4" style:family="paragraph" style:parent-style-name="Text_20_body">
      <style:paragraph-properties fo:text-align="center" style:justify-single-word="false"/>
      <style:text-properties style:font-name="Arial" fo:font-size="14pt" fo:font-weight="bold" officeooo:rsid="00211cd4" officeooo:paragraph-rsid="00211cd4" style:font-size-asian="14pt" style:font-weight-asian="bold" style:font-size-complex="14pt" style:font-weight-complex="bold"/>
    </style:style>
    <style:style style:name="P5" style:family="paragraph" style:parent-style-name="Heading_20_1">
      <style:paragraph-properties fo:text-align="center" style:justify-single-word="false"/>
      <style:text-properties style:font-name="Arial" fo:font-size="18pt" style:font-size-asian="18pt" style:font-size-complex="18pt"/>
    </style:style>
    <style:style style:name="P6" style:family="paragraph" style:parent-style-name="Text_20_body_20_indent">
      <style:paragraph-properties fo:text-align="justify" style:justify-single-word="false"/>
      <style:text-properties style:font-name="Arial" officeooo:rsid="00217b65" officeooo:paragraph-rsid="00217b65"/>
    </style:style>
    <style:style style:name="P7" style:family="paragraph" style:parent-style-name="Text_20_body_20_indent">
      <style:paragraph-properties fo:text-align="justify" style:justify-single-word="false"/>
      <style:text-properties style:font-name="Arial" officeooo:rsid="002231a8" officeooo:paragraph-rsid="002358b2"/>
    </style:style>
    <style:style style:name="P8" style:family="paragraph" style:parent-style-name="Text_20_body_20_indent">
      <style:paragraph-properties fo:text-align="justify" style:justify-single-word="false"/>
      <style:text-properties style:font-name="Arial" officeooo:rsid="002358b2" officeooo:paragraph-rsid="002a79a3"/>
    </style:style>
    <style:style style:name="P9" style:family="paragraph" style:parent-style-name="Text_20_body_20_indent">
      <style:paragraph-properties fo:text-align="justify" style:justify-single-word="false"/>
      <style:text-properties style:font-name="Arial" officeooo:rsid="002a79a3" officeooo:paragraph-rsid="002c7874"/>
    </style:style>
    <style:style style:name="P10" style:family="paragraph" style:parent-style-name="Text_20_body_20_indent">
      <style:paragraph-properties fo:text-align="justify" style:justify-single-word="false"/>
      <style:text-properties style:font-name="Arial" officeooo:rsid="002c7874" officeooo:paragraph-rsid="002c7874"/>
    </style:style>
    <style:style style:name="T1" style:family="text">
      <style:text-properties officeooo:rsid="00226c65"/>
    </style:style>
    <style:style style:name="T2" style:family="text">
      <style:text-properties officeooo:rsid="002714cc"/>
    </style:style>
    <style:style style:name="T3" style:family="text">
      <style:text-properties officeooo:rsid="002a8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UNIP 2018</text:p>
      <text:p text:style-name="P2"/>
      <text:p text:style-name="P3">Análise e Desenvolvimento de Sistemas</text:p>
      <text:p text:style-name="P3"/>
      <text:p text:style-name="P3">Aluno: Lucas Augusto Dos Santos RA: D416BF5</text:p>
      <text:p text:style-name="P3"/>
      <text:p text:style-name="P3">Prof.: Ricardo Raschiatore</text:p>
      <text:p text:style-name="P3"/>
      <text:h text:style-name="P5" text:outline-level="1">RESUMO COMENTADO</text:h>
      <text:p text:style-name="P4">Critical Chain e Critical Path</text:p>
      <text:p text:style-name="P4"/>
      <text:p text:style-name="P6">A forma como os projetos são gerenciados influencia diretamente no tempo e na qualidade do produto final, isso é muito bem descrito no artigo de Gerald I. Kendall que cita diversos erros muitos comuns na maneira como se gerencia um projeto hoje em dia, ele também oferece um possível solução para esses problemas, tudo depende da sua necessidade em gerenciamento de projetos.</text:p>
      <text:p text:style-name="P6">No artigo é mostrado dois métodos de gerenciamento de projetos o Critical Path, que é o mais usado atualmente, e o Critical Chain, que é colocado no artigo como um bom substituto para o outro método. </text:p>
      <text:p text:style-name="P7">O Critical Path é usado a mais de 20 anos no segmento mas aborda o gerente de projeto e seus subordinados de uma forma “agressiva”, isso se dá pelo fato da equipe de desenvolvimento estar na maioria das vezes sobre pressão dos executivos que exigem o cumprimento do prazo, isso gera estresse na equipe e pode causar eventuais atrasos, além de que na maioria das vezes os executivos só pensam em resultados sem realmente se envolver no que é realizado no projeto. <text:span text:style-name="T1">Mas esse não é o único problema que mais acarreta o atraso nos projetos, e deve ser levado em conta é a forma como o a estimativa do prazo é calculada, um serviço que exige três dias de trabalho é estimado em 2 semanas, prevendo eventuais imprevistos e adicionando uma folga por segurança, até ai tudo bem mas o real problema surge quando citamos a Síndrome Do Estudante que se aplica quando você deixa grande parte do prazo passar e só dar início na atividade quando o prazo estiver quase estourando, isso é muito comum até eu mesmo já fiz isso mas gera um atraso significante no projeto, já que provavelmente essa tarefa é um pré-requisito para outra tarefa, e assim se cria uma bola de neve de atrasos que irá preocupar os executivos que irão pressionar o gerente de projeto que irá pressionar os funcionários. Há também outro problema que pode ajudar ainda mais a aumentar a bola de neve, a Lei de Parkinson, que é aplicada quando uma tarefa é concluída antes do prazo mas o tempo restante é usado para adicionar capacidades não-especificadas, sozinha essa Lei não é ruim ela até oferece vantagens mas o problema vem ao combinar ela com a Síndrome do Estudante, pois convenhamos que atrasar o projeto e querer adicionar coisas além do previsto em documentação(se houver) é um grande problema, em resumo aumenta a bola de neve.</text:span></text:p>
      <text:p text:style-name="P8"><text:soft-page-break/>Algo também muito comum ao desenvolver um projeto é dividir os recursos disponíveis, mas as vezes isso apresenta mais problemas do que vantagens <text:span text:style-name="T2">pois além de na maioria das vezes os recursos serem poucos os gerentes também não estão preparados para lidar com essas situações, nesses casos os resultados costumam ser colocados como prioridades levando novamente a pressionar os funcionários eventualmente os projetos podem ser iniciados até mesmo sem ter os recurso necessários a fim de cumprir o prazo imposto pelos executivos. Atribuir multitarefas a um funcionário pode até mesmo aumentar o tempo efetivo para a realização dessas tarefas em até três vezes, aumentando assim novamente a nossa bola de neve, que a essa altura já deve estar somando atraso em semanas ou até meses podendo afetar a parte de mercado do produto final.</text:span></text:p>
      <text:p text:style-name="P9">Depois de somente citar problemas está na hora de falar da Critical Chain, que foi apresentada para solucionar muitos dos problemas existentes na sua concorrente. A maioria dos projetos costumam seguir um caminho cr<text:span text:style-name="T3">í</text:span>tico <text:span text:style-name="T3">com conceitos de tarefas sequenciais e a estimativa de prazo leva somente isso em conta ela deixa de lado a distribuição dos recursos disponíveis, dai foi criado um novo conceito o Critical Chain que levava em conta tanto as tarefas a serem realizados, e suas sequências, assim como analisa os recursos e como distribui-los até mesmo entre outros projetos. Também foram fornecidas soluções para problemas como a Síndrome do Estudante, no artigo é apontado para não tornar a estimativa do prazo um compromisso, a meu ver ela deve ser usada como um apoio par melhorar seu conhecimento e desempenho. Os membros da equipe devem realizar suas tarefas o mais rápido o possível, disponibilizando assim os recursos para que outras tarefas possam ser executadas, e sempre executar as tarefas de forma dedicada, isso é muito relativo a parte ética do funcionário ,tornando difícil o controle por parte dos executivos ou do gerente, mas é claro que se o funcionário quiser manter seu emprego é bom ele ser ético. Quanto aos ambientes de multipropósitos também forma propostas soluções como somente ativar o projeto quando a organização tiver verba e recursos suficiente, infelizmente nem sempre é possível fazer isso pois atrasos por fatores externos devem estar na margem de calculo do prazo e eventualmente devemos iniciar o projeto sem todos os recurso necessários. Nenhum projeto deveria iniciar sem antes ter o recurso estratégico necessário mas isso invade a área e autoridade dos gerentes e executivos e o que pode causar conflito e atrasos no projeto, já que para muitos a imagem e o resultado são somente o que importa.</text:span></text:p>
      <text:p text:style-name="P10">Enfim o Critical Chain ainda é mais usado e mesmo com os muitos problemas que apresenta é uma opção viável se bem gerenciado, o Critical Path pode substitui-lo mas deve ser seguido a regra pois pode acabar apresentando os mesmos problemas do Critical Chain, e o mais importante sem dúvida nenhuma seria uma melhor relação entre as camadas de funcionários, gerentes e executivos nas empresas, pois fica mais fácil resolver um problema quando se consegue entender o que realmente aconteceu e como cada um deve se adaptar para corrigir a situ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00:11.513000000</meta:creation-date>
    <dc:date>2018-11-05T18:47:30.495000000</dc:date>
    <meta:editing-duration>PT1H8M56S</meta:editing-duration>
    <meta:editing-cycles>11</meta:editing-cycles>
    <meta:generator>LibreOffice/6.1.2.1$Windows_X86_64 LibreOffice_project/65905a128db06ba48db947242809d14d3f9a93fe</meta:generator>
    <meta:document-statistic meta:table-count="0" meta:image-count="0" meta:object-count="0" meta:page-count="2" meta:paragraph-count="12" meta:word-count="964" meta:character-count="5741" meta:non-whitespace-character-count="4788"/>
  </office:meta>
</office:document-meta>
</file>